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Preformatted_20_Text">
      <style:paragraph-properties fo:orphans="2" fo:widows="2"/>
      <style:text-properties style:use-window-font-color="true"/>
    </style:style>
    <style:style style:name="P9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10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3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4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Courier New1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15" style:family="paragraph" style:parent-style-name="Preformatted_20_Text">
      <style:paragraph-properties fo:orphans="2" fo:widows="2"/>
      <style:text-properties style:use-window-font-color="true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17" style:family="paragraph" style:parent-style-name="Preformatted_20_Text">
      <style:paragraph-properties fo:orphans="2" fo:widows="2"/>
      <style:text-properties fo:color="#212121" style:font-name="Courier New1" fo:font-size="10pt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2" fo:letter-spacing="normal" fo:font-style="normal"/>
    </style:style>
    <style:style style:name="T6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language="en" fo:country="none" fo:font-style="normal" fo:font-weight="normal"/>
    </style:style>
    <style:style style:name="T10" style:family="text">
      <style:text-properties fo:font-variant="normal" fo:text-transform="none" style:font-name="Courier New1" fo:letter-spacing="normal" fo:font-style="normal" fo:font-weight="normal"/>
    </style:style>
    <style:style style:name="T11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style:font-name="Courier New1" fo:font-size="10pt" style:font-size-asian="10pt" style:font-size-complex="10pt"/>
    </style:style>
    <style:style style:name="T13" style:family="text">
      <style:text-properties fo:color="#000000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5">Deviations from '</text:span><text:span text:style-name="T6">Simula Standard</text:span><text:span text:style-name="T5">'</text:span></text:h>
      <text:p text:style-name="P12"/>
      <text:p text:style-name="P11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5"/>
      <text:p text:style-name="P8"><text:span text:style-name="T10">4 <text:s text:c="2"/>Virtual labels are not fully implemented. In certain rare cases goto such</text:span></text:p>
      <text:p text:style-name="P8"><text:span text:style-name="T10"><text:s text:c="4"/>labels</text:span><text:span text:style-name="T7"> may result in Runtime errors.</text:span></text:p>
      <text:p text:style-name="P5"/>
      <text:p text:style-name="P1">6 <text:s text:c="2"/>External non-SIMULA procedures are NOT IMPLEMENTED.</text:p>
      <text:p text:style-name="P5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<text:span text:style-name="T12">Instead, the default seed in the Java Library is used.</text:span></text:p>
      <text:p text:style-name="P3"/>
      <text:p text:style-name="P4"><text:bookmark text:name="tw-target-text"/><text:s text:c="4"/>This is not a real deviation since Simula Standard says BasicDrawing is</text:p>
      <text:p text:style-name="P4"><text:s text:c="4"/>implementation defined.</text:p>
      <text:p text:style-name="P4"/>
      <text:p text:style-name="P17"><text:span text:style-name="T9"><text:s text:c="4"/>The &lt;real-type&gt; parameter to the '</text:span><text:span text:style-name="T13">histd' procedure must be type real.</text:span></text:p>
      <text:p text:style-name="P3"/>
      <text:p text:style-name="P9"/>
      <text:p text:style-name="P14"/>
      <text:p text:style-name="P13">Remaining Work</text:p>
      <text:p text:style-name="P6"><text:span text:style-name="T8">Fullfør File-procedure: <text:s/>setaccess. <text:s/>Ihvertfall <text:s/></text:span><text:span text:style-name="T11">CREATE <text:s/>og <text:s/>PURGE</text:span></text:p>
      <text:p text:style-name="P7"/>
      <text:p text:style-name="P10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9-09T14:38:53.22</dc:date>
    <dc:creator>Øystein Myhre Andersen</dc:creator>
    <meta:editing-duration>P8DT4H48M17S</meta:editing-duration>
    <meta:editing-cycles>19</meta:editing-cycles>
    <meta:generator>OpenOffice/4.1.5$Win32 OpenOffice.org_project/415m1$Build-9789</meta:generator>
    <meta:document-statistic meta:table-count="0" meta:image-count="0" meta:object-count="0" meta:page-count="1" meta:paragraph-count="13" meta:word-count="117" meta:character-count="776"/>
  </office:meta>
</office:document-meta>
</file>